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ataBufferDecoder.setMaxInMemorySize( int byt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BufferDecoder.AbstractDataBufferDecoder( MimeType ... supportedMime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BufferDecoder.decodeDataBuffer( DataBuffer buffer , ResolvableType elementType , @ Nullable MimeType mimeType , @ Nullable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bstractDataBufferDecoder.getMaxInMemory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BufferDecoder.decodeToMono( Publisher &lt; DataBuffer &gt; input , ResolvableType elementType , @ Nullable MimeType mimeType , @ Nullable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ataBufferDecoder.decode( Publisher &lt; DataBuffer &gt; input , ResolvableType elementType , @ Nullable MimeType mimeType , @ Nullable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